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fo:color="#009933"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text-properties fo:color="#009900"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y World Journal</text:p>
      <text:p text:style-name="P4"/>
      <text:p text:style-name="P4"/>
      <text:p text:style-name="P4"/>
      <text:p text:style-name="P4">Journal of my next stint into developing my virtual world.</text:p>
      <text:p text:style-name="P4"/>
      <text:p text:style-name="P4"/>
      <text:p text:style-name="P5">04 11 2020</text:p>
      <text:p text:style-name="P4">14:48 – I need to install the applications and tools that I will use for this project:</text:p>
      <text:p text:style-name="P7">Blender</text:p>
      <text:p text:style-name="P7">Visual Studio</text:p>
      <text:p text:style-name="P7">Unity</text:p>
      <text:p text:style-name="P6">Gimp</text:p>
      <text:p text:style-name="P4">OBS - <text:a xlink:type="simple" xlink:href="https://www.youtube.com/watch?v=noqKxopwp74" text:style-name="Internet_20_link" text:visited-style-name="Visited_20_Internet_20_Link">https://www.youtube.com/watch?v=noqKxopwp74</text:a> </text:p>
      <text:p text:style-name="P4"/>
      <text:p text:style-name="P4">16:24 – All tools now installed!</text:p>
      <text:p text:style-name="P4">NEXT: Set up My World (download from Github, open up in Unity) and see where we are!</text:p>
      <text:p text:style-name="P4"/>
      <text:p text:style-name="P4"/>
      <text:p text:style-name="P5">05 11 2020</text:p>
      <text:p text:style-name="P4">07:50 – Can't be arsed!!!</text:p>
      <text:p text:style-name="P4"/>
      <text:p text:style-name="P4">09:15 – Okay, let's set up My World for development – loaded up in Unity/Visual Studio!</text:p>
      <text:p text:style-name="P4"/>
      <text:p text:style-name="P4">18:13 – I now have the planet's centre coordinates calculated, based on the # of chunks and number of cubes in each chunk.</text:p>
      <text:p text:style-name="P4">All changes have now been committed to Guthub!</text:p>
      <text:p text:style-name="P4"/>
      <text:p text:style-name="P4"/>
      <text:p text:style-name="P5">09 11 2020</text:p>
      <text:p text:style-name="P4">12:13 – Added code that should fix the building across chunks issue (code from the course).</text:p>
      <text:p text:style-name="P4">NEXT: Test to see if it works!</text:p>
      <text:p text:style-name="P4"><text:soft-page-break/></text:p>
      <text:p text:style-name="P4">12:23 – Damn, player controller is broken – nothing happening!</text:p>
      <text:p text:style-name="P4"/>
      <text:p text:style-name="P4">13:05 – fixed the Player controller, but the system is now no longer seeing the cubes/blocks :(</text:p>
      <text:p text:style-name="P4">I reckon I need to come up with my own way of working across chunks.</text:p>
      <text:p text:style-name="P4"/>
      <text:p text:style-name="P4"/>
      <text:p text:style-name="P5">10 11 2020</text:p>
      <text:p text:style-name="P4">17:13 – The function that gets the chunk we are in, is not returning the correct name of the chunk – it's returning a name more fitting for a cube!</text:p>
      <text:p text:style-name="P4"/>
      <text:p text:style-name="P4"/>
      <text:p text:style-name="P5">11 11 2020</text:p>
      <text:p text:style-name="P4">11:29 – Okay, let's see what I can do with this working across chunks today!</text:p>
      <text:p text:style-name="P4"/>
      <text:p text:style-name="P4">18:13 – We seem to be getting somewhere now. I figured it out that the issue is when building, not digging when crossing chunks.</text:p>
      <text:p text:style-name="P4">I have at identifying when we reach an end of a chunk (0 or last block of the chunk).</text:p>
      <text:p text:style-name="P4">NEXT: Get it to switch to the next door neighbour chunk!</text:p>
      <text:p text:style-name="P4"/>
      <text:p text:style-name="P4"/>
      <text:p text:style-name="P5">12 11 2020</text:p>
      <text:p text:style-name="P4">11:00 – Okay, can we switch to next door neighbour?</text:p>
      <text:p text:style-name="P4"/>
      <text:p text:style-name="P4">13:41 – How do we switch??????</text:p>
      <text:p text:style-name="P4"/>
      <text:p text:style-name="P4">16:55 – I believe I am now well on the way to solving this!</text:p>
      <text:p text:style-name="P4"/>
      <text:p text:style-name="P4"><text:span text:style-name="T1"><text:s text:c="16"/></text:span><text:span text:style-name="T2">// NEED TO SET THE CUBE'S LOCATION!</text:span></text:p>
      <text:p text:style-name="P8"><text:span text:style-name="T1"><text:s text:c="16"/></text:span><text:span text:style-name="T2">// X = does not change</text:span></text:p>
      <text:p text:style-name="P8"><text:span text:style-name="T1"><text:s text:c="16"/></text:span><text:span text:style-name="T2">// Y = does not change</text:span></text:p>
      <text:p text:style-name="P8"><text:span text:style-name="T1"><text:s text:c="16"/></text:span><text:span text:style-name="T2">// Z = max value = Universe.planet.planetSize * Universe.planet.chunkSize</text:span></text:p>
      <text:p text:style-name="P4"/>
      <text:p text:style-name="P4">Need to now change the coords of the current cube, as per the above in green!</text:p>
      <text:p text:style-name="P1"><text:soft-page-break/></text:p>
      <text:p text:style-name="P2">13 11 2020</text:p>
      <text:p text:style-name="P1">11:46 – FUBAR'd!!!!</text:p>
      <text:p text:style-name="P1"/>
      <text:p text:style-name="P1">14:10 – WOOHOO!!!! It's now building across chunks :D</text:p>
      <text:p text:style-name="P1">Well, for the neg Z direction.</text:p>
      <text:p text:style-name="P1">NEXT: Implement this for all directions (+Z, -X, +X, -Y, +Y)</text:p>
      <text:p text:style-name="P1"/>
      <text:p text:style-name="P1">14:35 – Can now build everywhere!</text:p>
      <text:p text:style-name="P1">NEXT: Add check to prevent building beyond the planet's limits!</text:p>
      <text:p text:style-name="P1"/>
      <text:p text:style-name="P1">17:02 – Guard against building beyond planet's limits has now been implemented!</text:p>
      <text:p text:style-name="P1">NEXT: Code tidy up!</text:p>
      <text:p text:style-name="P1"/>
      <text:p text:style-name="P4">17:17 – All working on the building front!!!</text:p>
      <text:p text:style-name="P4">NEXT: Commit all the Github!</text:p>
      <text:p text:style-name="P4"/>
      <text:p text:style-name="P4">17:40 – All work now committed to Github :)</text:p>
      <text:p text:style-name="P4">NEXT: Decide on what to do next! Maybe code tidy up!</text:p>
      <text:p text:style-name="P4"/>
      <text:p text:style-name="P4"/>
      <text:p text:style-name="P5">15 11 2020</text:p>
      <text:p text:style-name="P4">08:07 – Gonna work on the PlayerController today. See if I can fix the moving and turning at the same time!</text:p>
      <text:p text:style-name="P4"/>
      <text:p text:style-name="P4">08:18 – Building button changed to the middle mouse button.</text:p>
      <text:p text:style-name="P4">NEXT: Make it so that you can turn and move at the same time!</text:p>
      <text:p text:style-name="P4">Then we can look into translating this to other game engines (GODOT, Unreal, etc.)</text:p>
      <text:p text:style-name="P4"/>
      <text:p text:style-name="P4">09:00 – FIXED! PlayerCharacter can now move and turn at the same time, in all directions.</text:p>
      <text:p text:style-name="P4">NEXT: Commit changes to Github!</text:p>
      <text:p text:style-name="P4"/>
      <text:p text:style-name="P4">09:06 – Now I need to refactor the code, then I can look to translating it to GODOT.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2H4M</meta:editing-duration>
    <meta:editing-cycles>44</meta:editing-cycles>
    <meta:generator>OpenOffice/4.1.7$Win32 OpenOffice.org_project/417m1$Build-9800</meta:generator>
    <dc:date>2020-11-15T14:46:49.39</dc:date>
    <dc:creator>Chucksta </dc:creator>
    <meta:document-statistic meta:table-count="0" meta:image-count="0" meta:object-count="0" meta:page-count="5" meta:paragraph-count="59" meta:word-count="567" meta:character-count="3022"/>
    <meta:user-defined meta:name="Info 1"/>
    <meta:user-defined meta:name="Info 2"/>
    <meta:user-defined meta:name="Info 3"/>
    <meta:user-defined meta:name="Info 4"/>
  </office:meta>
</office:document-meta>
</file>